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Direction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ncel an operatio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can an RFID Ta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can a new RFID Ta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eck GSM Statu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heck GSM Signal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end an SM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Phone number data is incomplete, requesting resen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Default" office:value-type="string" calcext:value-type="string">
            <text:p>Phone number data is complete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string" calcext:value-type="string">
            <text:p>Challeng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Invalid passcode, aborting operation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Default" office:value-type="string" calcext:value-type="string">
            <text:p>Enter new PI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string" calcext:value-type="string">
            <text:p>Ask if device is presen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sk if SIM is inserted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oggle GSM Power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 style:data-style-name="N2" text:time-value="13:55:10.477811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19-12-23T14:43:12.073304778</dc:date>
    <meta:editing-duration>P1DT17H31M10S</meta:editing-duration>
    <meta:editing-cycles>32</meta:editing-cycles>
    <meta:document-statistic meta:table-count="1" meta:cell-count="1075" meta:object-count="0"/>
  </office:meta>
</office:document-meta>
</file>